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inizione tabelle</text:p>
      <text:p text:style-name="Standard"/>
      <text:p text:style-name="Standard"/>
      <text:p text:style-name="Standard">Create table ScambiGioco </text:p>
      <text:p text:style-name="Standard">(</text:p>
      <text:p text:style-name="Standard"><text:s text:c="4"/>IdScambioGioco INT PRIMARY KEY</text:p>
      <text:p text:style-name="Standard">);</text:p>
      <text:p text:style-name="Standard"/>
      <text:p text:style-name="Standard">Create table CarteRisorsa </text:p>
      <text:p text:style-name="Standard">(</text:p>
      <text:p text:style-name="Standard"><text:s text:c="4"/>IdCartaRisorsa INT PRIMARY KEY,</text:p>
      <text:p text:style-name="Standard"><text:s text:c="4"/>Tipo VARCHAR(10) not null</text:p>
      <text:p text:style-name="Standard">);</text:p>
      <text:p text:style-name="Standard"/>
      <text:p text:style-name="Standard">Create table LanciDadi </text:p>
      <text:p text:style-name="Standard">(</text:p>
      <text:p text:style-name="Standard"><text:s text:c="4"/>IdLancioDadi INT PRIMARY KEY,</text:p>
      <text:p text:style-name="Standard"><text:s text:c="4"/>DadoUno INT not null,</text:p>
      <text:p text:style-name="Standard"><text:s text:c="4"/>DadoDue INT not null,</text:p>
      <text:p text:style-name="Standard"><text:s text:c="4"/>idTurno int not null</text:p>
      <text:p text:style-name="Standard">);</text:p>
      <text:p text:style-name="Standard"/>
      <text:p text:style-name="Standard">Create table CittaColonie </text:p>
      <text:p text:style-name="Standard">(</text:p>
      <text:p text:style-name="Standard"><text:s text:c="4"/>IdCittaColonia INT PRIMARY KEY,</text:p>
      <text:p text:style-name="Standard"><text:s text:c="4"/>idVertice INT not null,</text:p>
      <text:p text:style-name="Standard"><text:s text:c="4"/>aggiornataDalTurno INT</text:p>
      <text:p text:style-name="Standard">);</text:p>
      <text:p text:style-name="Standard"/>
      <text:p text:style-name="Standard">Create table Brigante </text:p>
      <text:p text:style-name="Standard">(</text:p>
      <text:p text:style-name="Standard"><text:s text:c="4"/>IdBrigante INT PRIMARY KEY,</text:p>
      <text:p text:style-name="Standard"><text:s text:c="4"/>IdEsagono INT not null,</text:p>
      <text:p text:style-name="Standard"><text:s text:c="4"/>idTurno int not null</text:p>
      <text:p text:style-name="Standard">);</text:p>
      <text:p text:style-name="Standard"/>
      <text:p text:style-name="Standard">Create table EsagoniTerreno </text:p>
      <text:p text:style-name="Standard">(</text:p>
      <text:p text:style-name="Standard"><text:s text:c="4"/>IdEsagonoTerreno INT PRIMARY KEY,</text:p>
      <text:p text:style-name="Standard"><text:s text:c="4"/>Tipo VARCHAR(10) not null,</text:p>
      <text:p text:style-name="Standard"><text:s text:c="4"/>Numero INT</text:p>
      <text:p text:style-name="Standard">);</text:p>
      <text:p text:style-name="Standard"/>
      <text:p text:style-name="Standard">Create table EsagoniPorto </text:p>
      <text:p text:style-name="Standard">(</text:p>
      <text:p text:style-name="Standard"><text:s text:c="4"/>IdEsagonoPorto INT PRIMARY KEY,</text:p>
      <text:p text:style-name="Standard"><text:s text:c="4"/>RapportoScambio INT not null,</text:p>
      <text:p text:style-name="Standard"><text:s text:c="4"/>Specializzazione VARCHAR(30) not null</text:p>
      <text:p text:style-name="Standard">);</text:p>
      <text:p text:style-name="Standard"/>
      <text:p text:style-name="Standard"/>
      <text:p text:style-name="Standard"/>
      <text:p text:style-name="Standard"><text:soft-page-break/>Create table EsagoniMareAperto </text:p>
      <text:p text:style-name="Standard">(</text:p>
      <text:p text:style-name="Standard"><text:s text:c="4"/>IdEsagonoMareAperto INT PRIMARY KEY</text:p>
      <text:p text:style-name="Standard">);</text:p>
      <text:p text:style-name="Standard"/>
      <text:p text:style-name="Standard">Create table EsagoniMare </text:p>
      <text:p text:style-name="Standard">(</text:p>
      <text:p text:style-name="Standard"><text:s text:c="4"/>IdEsagonoMare <text:s text:c="3"/>INT <text:s text:c="2"/>PRIMARY KEY,</text:p>
      <text:p text:style-name="Standard"><text:s text:c="4"/>idEsagonoPorto <text:s text:c="2"/>INT,</text:p>
      <text:p text:style-name="Standard"><text:s text:c="4"/>idEsagonoMareAperto <text:s text:c="2"/>INT,</text:p>
      <text:p text:style-name="Standard"/>
      <text:p text:style-name="Standard"><text:s text:c="4"/>constraint fkEsagoniPortoInEsagoniMare foreign key(idEsagonoPorto) references <text:s text:c="17"/></text:p>
      <text:p text:style-name="Standard"><text:s text:c="4"/>EsagoniPorto(idEsagonoPorto) on delete cascade,</text:p>
      <text:p text:style-name="Standard"><text:s text:c="4"/></text:p>
      <text:p text:style-name="Standard"><text:s text:c="4"/>constraint fkEsagoniMareApInEsagoniMare foreign key(idEsagonoMareAperto) references <text:s text:c="2"/></text:p>
      <text:p text:style-name="Standard"><text:s text:c="4"/>EsagoniMareAperto(idEsagonoMareAperto) on delete cascade</text:p>
      <text:p text:style-name="Standard">);</text:p>
      <text:p text:style-name="Standard"/>
      <text:p text:style-name="Standard">Create table Esagoni </text:p>
      <text:p text:style-name="Standard">(</text:p>
      <text:p text:style-name="Standard"><text:s text:c="4"/>IdEsagono INT PRIMARY KEY,</text:p>
      <text:p text:style-name="Standard"><text:s text:c="4"/>Posizione INT not null,</text:p>
      <text:p text:style-name="Standard"><text:s text:c="4"/>idEsagonoMare INT,</text:p>
      <text:p text:style-name="Standard"><text:s text:c="4"/>idEsagonoTerreno INT,</text:p>
      <text:p text:style-name="Standard"><text:s text:c="4"/>idPartita INT not null,</text:p>
      <text:p text:style-name="Standard"><text:s text:c="4"/></text:p>
      <text:p text:style-name="Standard"><text:s text:c="4"/>constraint fkEsagoniMareInEsagoni foreign key (idEsagonoMare) references </text:p>
      <text:p text:style-name="Standard"><text:s text:c="4"/>EsagoniMare(idEsagonoMare) on delete cascade,</text:p>
      <text:p text:style-name="Standard"><text:s text:c="3"/></text:p>
      <text:p text:style-name="Standard"><text:s text:c="4"/>constraint fkEsagoniTerrenoInEsagoni foreign key(idEsagonoTerreno) references </text:p>
      <text:p text:style-name="Standard"><text:s text:c="4"/>EsagoniTerreno(idEsagonoTerreno) on delete cascade</text:p>
      <text:p text:style-name="Standard">);</text:p>
      <text:p text:style-name="Standard"/>
      <text:p text:style-name="Standard">Create table ScambiPorto</text:p>
      <text:p text:style-name="Standard">(</text:p>
      <text:p text:style-name="Standard"><text:s text:c="4"/>IdScambioPorto INT PRIMARY KEY,</text:p>
      <text:p text:style-name="Standard"><text:s text:c="4"/>idEsagonoPorto INT not null,</text:p>
      <text:p text:style-name="Standard"><text:s text:c="4"/></text:p>
      <text:p text:style-name="Standard"><text:s text:c="5"/>constraint fkEsagoniPortoInScambiPorto foreign key (idEsagonoPorto) references </text:p>
      <text:p text:style-name="Standard"><text:s text:c="5"/>EsagoniPorto(idEsagonoPorto)</text:p>
      <text:p text:style-name="Standard">);</text:p>
      <text:p text:style-name="Standard"/>
      <text:p text:style-name="Standard">Create table CarteProgresso </text:p>
      <text:p text:style-name="Standard">(</text:p>
      <text:p text:style-name="Standard"><text:s text:c="4"/>IdCartaProgresso INT PRIMARY KEY</text:p>
      <text:p text:style-name="Standard">);</text:p>
      <text:p text:style-name="Standard"/>
      <text:p text:style-name="Standard">Create table CartePuntoVittoria </text:p>
      <text:p text:style-name="Standard">(</text:p>
      <text:p text:style-name="Standard"><text:s text:c="4"/>IdCartaPuntoVittoria INT PRIMARY KEY</text:p>
      <text:p text:style-name="Standard">);</text:p>
      <text:p text:style-name="Standard"/>
      <text:p text:style-name="Standard"><text:soft-page-break/>Create table CarteCavaliere </text:p>
      <text:p text:style-name="Standard">(</text:p>
      <text:p text:style-name="Standard"><text:s text:c="4"/>IdCartaCavaliere INT PRIMARY KEY</text:p>
      <text:p text:style-name="Standard">);</text:p>
      <text:p text:style-name="Standard"/>
      <text:p text:style-name="Standard">Create table CarteSviluppo </text:p>
      <text:p text:style-name="Standard">(</text:p>
      <text:p text:style-name="Standard"><text:s text:c="4"/>IdCartaSviluppo INT PRIMARY KEY,</text:p>
      <text:p text:style-name="Standard"><text:s text:c="4"/>idCartaProgresso INT,</text:p>
      <text:p text:style-name="Standard"><text:s text:c="4"/>idCartaPuntoVittoria INT,</text:p>
      <text:p text:style-name="Standard"><text:s text:c="4"/>idCartaCavaliere INT,</text:p>
      <text:p text:style-name="Standard"><text:s text:c="4"/></text:p>
      <text:p text:style-name="Standard"><text:s text:c="4"/>constraint fkProgressoInCarteSviluppo foreign key(idCartaProgresso) references </text:p>
      <text:p text:style-name="Standard"><text:s text:c="4"/>CarteProgresso(idCartaProgresso) on delete cascade,</text:p>
      <text:p text:style-name="Standard"><text:s text:c="4"/></text:p>
      <text:p text:style-name="Standard"><text:s text:c="4"/>constraint fkPuntoVittoriaInCarteSviluppo foreign key (idCartaPuntoVittoria) references </text:p>
      <text:p text:style-name="Standard"><text:s text:c="4"/>CartePuntoVittoria(idCartaPuntoVittoria) on delete cascade,</text:p>
      <text:p text:style-name="Standard"><text:s text:c="4"/></text:p>
      <text:p text:style-name="Standard"><text:s text:c="4"/>constraint fkCavaliereInCarteSviluppo foreign key (idCartaCavaliere) references </text:p>
      <text:p text:style-name="Standard"><text:s text:c="4"/>CarteCavaliere(idCartaCavaliere) on delete cascade</text:p>
      <text:p text:style-name="Standard">);</text:p>
      <text:p text:style-name="Standard"/>
      <text:p text:style-name="Standard">Create table Carte </text:p>
      <text:p text:style-name="Standard">(</text:p>
      <text:p text:style-name="Standard"><text:s text:c="4"/>IdCarta INT PRIMARY KEY,</text:p>
      <text:p text:style-name="Standard"><text:s text:c="4"/>IdCartaRisorsa INT,</text:p>
      <text:p text:style-name="Standard"><text:s text:c="4"/>IdCartaSviluppo INT,</text:p>
      <text:p text:style-name="Standard"><text:s text:c="4"/>idGiocatore int not null,</text:p>
      <text:p text:style-name="Standard"><text:s text:c="4"/></text:p>
      <text:p text:style-name="Standard"><text:s text:c="4"/>constraint fkCarteRisorsaInCarte foreign key (idCartaRisorsa) references </text:p>
      <text:p text:style-name="Standard"><text:s text:c="4"/>CarteRisorsa(idCartaRisorsa) on delete cascade,</text:p>
      <text:p text:style-name="Standard"><text:s text:c="4"/></text:p>
      <text:p text:style-name="Standard"><text:s text:c="4"/>constraint fkCarteCarteSviluppoInCarte foreign key (idCartaSviluppo) references </text:p>
      <text:p text:style-name="Standard"><text:s text:c="4"/>CarteSviluppo(idCartaSviluppo) on delete cascade</text:p>
      <text:p text:style-name="Standard">);</text:p>
      <text:p text:style-name="Standard"/>
      <text:p text:style-name="Standard">Create table Strade </text:p>
      <text:p text:style-name="Standard">(</text:p>
      <text:p text:style-name="Standard"><text:s text:c="4"/>IdStrada INT PRIMARY KEY,</text:p>
      <text:p text:style-name="Standard"><text:s text:c="4"/>idCittaColoniaPrec INT,</text:p>
      <text:p text:style-name="Standard"><text:s text:c="4"/>idCittaColoniaSucc INT,</text:p>
      <text:p text:style-name="Standard"><text:s text:c="4"/>idLato int not null,</text:p>
      <text:p text:style-name="Standard"><text:s text:c="4"/></text:p>
      <text:p text:style-name="Standard"><text:s text:c="4"/>constraint fkCittaColoniePreInStrade foreign key(idCittaColoniaPrec) references </text:p>
      <text:p text:style-name="Standard"><text:s text:c="4"/>CittaColonie(idCittaColonia) on delete cascade,</text:p>
      <text:p text:style-name="Standard"><text:s text:c="4"/></text:p>
      <text:p text:style-name="Standard"><text:s text:c="4"/>constraint fkCittaColonieSuccInStrade foreign key(idCittaColoniaSucc) references </text:p>
      <text:p text:style-name="Standard"><text:s text:c="4"/>CittaColonie(idCittaColonia) on delete cascade</text:p>
      <text:p text:style-name="Standard">);</text:p>
      <text:p text:style-name="Standard"/>
      <text:p text:style-name="Standard"/>
      <text:p text:style-name="Standard"/>
      <text:p text:style-name="Standard"><text:soft-page-break/>Create table Partite</text:p>
      <text:p text:style-name="Standard">(</text:p>
      <text:p text:style-name="Standard"><text:s text:c="4"/>IdPartita INT PRIMARY KEY,</text:p>
      <text:p text:style-name="Standard"><text:s text:c="4"/>Data DATE not null, </text:p>
      <text:p text:style-name="Standard"><text:s text:c="4"/>Durata INT not null</text:p>
      <text:p text:style-name="Standard">);</text:p>
      <text:p text:style-name="Standard"/>
      <text:p text:style-name="Standard">Create table Giocatori</text:p>
      <text:p text:style-name="Standard">(</text:p>
      <text:p text:style-name="Standard"><text:s text:c="4"/>IdGiocatore INT PRIMARY KEY,</text:p>
      <text:p text:style-name="Standard"><text:s text:c="4"/>Eta INT not null</text:p>
      <text:p text:style-name="Standard">);</text:p>
      <text:p text:style-name="Standard"/>
      <text:p text:style-name="Standard">Create table GiocatoriPartite</text:p>
      <text:p text:style-name="Standard">(</text:p>
      <text:p text:style-name="Standard"><text:s text:c="4"/>IdGiocatorePartita INT PRIMARY KEY,</text:p>
      <text:p text:style-name="Standard"><text:s text:c="4"/>idGiocatore INT,</text:p>
      <text:p text:style-name="Standard"><text:s text:c="4"/>idPartita INT,</text:p>
      <text:p text:style-name="Standard"><text:s text:c="4"/>Nickname VARCHAR(30) not null,</text:p>
      <text:p text:style-name="Standard"><text:s text:c="4"/>colore varchar(20) not null,</text:p>
      <text:p text:style-name="Standard"><text:s text:c="4"/></text:p>
      <text:p text:style-name="Standard"><text:s text:c="4"/>constraint fkGiocatoriInGiocatoriPartite foreign key (idGiocatore) references </text:p>
      <text:p text:style-name="Standard"><text:s text:c="4"/>Giocatori(idGiocatore),</text:p>
      <text:p text:style-name="Standard"><text:s text:c="4"/></text:p>
      <text:p text:style-name="Standard"><text:s text:c="4"/>constraint fkPartiteInGiocatoriPartite foreign key (idPartita) references Partite(idPartita) </text:p>
      <text:p text:style-name="Standard"><text:s text:c="4"/>on delete cascade</text:p>
      <text:p text:style-name="Standard">);</text:p>
      <text:p text:style-name="Standard"/>
      <text:p text:style-name="Standard">Create table ScambiGiocatore </text:p>
      <text:p text:style-name="Standard">(</text:p>
      <text:p text:style-name="Standard"><text:s text:c="4"/>IdScambioGiocatore INT PRIMARY KEY,</text:p>
      <text:p text:style-name="Standard"><text:s text:c="4"/>idGiocatore INT not null,</text:p>
      <text:p text:style-name="Standard"><text:s text:c="4"/></text:p>
      <text:p text:style-name="Standard"><text:s text:c="4"/>constraint fkGiocatoriInScambiGiocatore foreign key(idGiocatore) references </text:p>
      <text:p text:style-name="Standard"><text:s text:c="4"/>Giocatori(idGiocatore)</text:p>
      <text:p text:style-name="Standard">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Create table Scambi </text:p>
      <text:p text:style-name="Standard">(</text:p>
      <text:p text:style-name="Standard"><text:s text:c="4"/>IdScambio INT PRIMARY KEY,</text:p>
      <text:p text:style-name="Standard"><text:s text:c="4"/>idScambioPorto INT,</text:p>
      <text:p text:style-name="Standard"><text:s text:c="4"/>idScambioGioco INT,</text:p>
      <text:p text:style-name="Standard"><text:s text:c="4"/>idScambioGiocatore INT,</text:p>
      <text:p text:style-name="Standard"><text:s text:c="4"/>idTurno INT not null,</text:p>
      <text:p text:style-name="Standard"><text:s text:c="4"/></text:p>
      <text:p text:style-name="Standard"><text:s text:c="5"/>constraint fkScambiPortoInScambi foreign key(idScambioPorto) references </text:p>
      <text:p text:style-name="Standard"><text:s text:c="5"/>ScambiPorto(idScambioPorto) on delete cascade,</text:p>
      <text:p text:style-name="Standard"><text:s text:c="4"/></text:p>
      <text:p text:style-name="Standard"><text:s text:c="5"/>constraint fkScambiGiocoInScambi foreign key (idScambioGioco) references </text:p>
      <text:p text:style-name="Standard"><text:s text:c="5"/>ScambiGioco(idScambioGioco) on delete cascade,</text:p>
      <text:p text:style-name="Standard"><text:s text:c="4"/></text:p>
      <text:p text:style-name="Standard"><text:s text:c="5"/>constraint fkScambiGiocatoreInScambi foreign key (idScambioGiocatore) references </text:p>
      <text:p text:style-name="Standard"><text:s text:c="5"/>ScambiGiocatore(idScambioGiocatore) on delete cascade</text:p>
      <text:p text:style-name="Standard">);</text:p>
      <text:p text:style-name="Standard"/>
      <text:p text:style-name="Standard">Create table Turni </text:p>
      <text:p text:style-name="Standard">(</text:p>
      <text:p text:style-name="Standard"><text:s text:c="4"/>IdTurno <text:s text:c="2"/>INT <text:s text:c="2"/>PRIMARY KEY, </text:p>
      <text:p text:style-name="Standard"><text:s text:c="4"/>Giro <text:s text:c="4"/>INT not null,</text:p>
      <text:p text:style-name="Standard"><text:s text:c="4"/>idGiocatore <text:s text:c="3"/>INT not null,</text:p>
      <text:p text:style-name="Standard"><text:s text:c="4"/>idPartita <text:s text:c="6"/>INT not null,</text:p>
      <text:p text:style-name="Standard"><text:s text:c="4"/>constraint fkGiocatoriInTurni foreign key (idGiocatore) references Giocatori(idGiocatore),</text:p>
      <text:p text:style-name="Standard"><text:s text:c="4"/>constraint fkPartiteInTurni foreign key (idPartita) references Partite(idPartita)</text:p>
      <text:p text:style-name="Standard">);</text:p>
      <text:p text:style-name="Standard"/>
      <text:p text:style-name="Standard">Create table TurniCittaColonie </text:p>
      <text:p text:style-name="Standard">(</text:p>
      <text:p text:style-name="Standard"><text:s text:c="4"/>IdTurnoCittaColonia INT PRIMARY KEY,</text:p>
      <text:p text:style-name="Standard"><text:s text:c="4"/>idCittaColonia INT not null,</text:p>
      <text:p text:style-name="Standard"><text:s text:c="4"/>idTurno INT not null,</text:p>
      <text:p text:style-name="Standard"><text:s text:c="4"/></text:p>
      <text:p text:style-name="Standard"><text:s text:c="4"/>constraint fkCittaColoInTurniCittaColonie foreign key (idCittaColonia) references </text:p>
      <text:p text:style-name="Standard"><text:s text:c="4"/>CittaColonie(idCittaColonia) on delete cascade,</text:p>
      <text:p text:style-name="Standard"><text:s text:c="4"/></text:p>
      <text:p text:style-name="Standard"><text:s text:c="4"/>constraint fkTurniInTurniCittaColonie foreign key (idTurno) references Turni(idTurno)</text:p>
      <text:p text:style-name="Standard">);</text:p>
      <text:p text:style-name="Standard"/>
      <text:p text:style-name="Standard">Create table StradeTurni </text:p>
      <text:p text:style-name="Standard">(</text:p>
      <text:p text:style-name="Standard"><text:s text:c="4"/>IdStradaTurno INT PRIMARY KEY,</text:p>
      <text:p text:style-name="Standard"><text:s text:c="4"/>idStrada INT not null,</text:p>
      <text:p text:style-name="Standard"><text:s text:c="4"/>idTurno INT not null,</text:p>
      <text:p text:style-name="Standard"><text:s text:c="4"/></text:p>
      <text:p text:style-name="Standard"><text:s text:c="4"/>constraint fkStradeInStradeTurni foreign key(idStrada) references Strade(idStrada) </text:p>
      <text:p text:style-name="Standard"><text:s text:c="4"/>on delete cascade,</text:p>
      <text:p text:style-name="Standard"/>
      <text:p text:style-name="Standard"><text:s text:c="4"/>constraint fkTurniInStradeTurni foreign key(idTurno) references Turni(idTurno)</text:p>
      <text:p text:style-name="Standard">);</text:p>
      <text:p text:style-name="Standard"/>
      <text:p text:style-name="Standard"><text:soft-page-break/>Create table CarteTurni</text:p>
      <text:p text:style-name="Standard">(</text:p>
      <text:p text:style-name="Standard"><text:s text:c="4"/>idCartaTurno INT PRIMARY KEY,</text:p>
      <text:p text:style-name="Standard"><text:s text:c="4"/>idCarta INT not null,</text:p>
      <text:p text:style-name="Standard"><text:s text:c="4"/>idTurno INT not null,</text:p>
      <text:p text:style-name="Standard"><text:tab/></text:p>
      <text:p text:style-name="Standard"><text:s text:c="4"/>constraint fkCarteInCarteTurni foreign key(idCarta) references Carte(idCarta) on delete cascade,</text:p>
      <text:p text:style-name="Standard"><text:s text:c="4"/>constraint fkTurniInCarteTurni foreign key(idTurno) references Turni(idTurno)</text:p>
      <text:p text:style-name="Standard">);</text:p>
      <text:p text:style-name="Standard"/>
      <text:p text:style-name="Standard">create table ScambiCarteRisorsaDate</text:p>
      <text:p text:style-name="Standard">(</text:p>
      <text:p text:style-name="Standard"><text:s text:c="5"/>idScambioCartaRisorsaData int primary key,</text:p>
      <text:p text:style-name="Standard"><text:s text:c="5"/>idCartaRisorsa int not null,</text:p>
      <text:p text:style-name="Standard"><text:s text:c="5"/>idScambio int not null,</text:p>
      <text:p text:style-name="Standard"><text:s text:c="5"/></text:p>
      <text:p text:style-name="Standard"><text:s text:c="4"/>constraint fkCarteInScambiCarteRisorseD foreign key(idCartaRisorsa) references <text:s text:c="4"/></text:p>
      <text:p text:style-name="Standard"><text:s text:c="4"/>CarteRisorsa(idCartaRisorsa) on delete cascade,</text:p>
      <text:p text:style-name="Standard"><text:tab/></text:p>
      <text:p text:style-name="Standard"><text:s text:c="4"/>constraint fkScambiInScambiCarteRisorseD foreign key(idScambio) references <text:s/></text:p>
      <text:p text:style-name="Standard"><text:s text:c="4"/>Scambi(idScambio) on delete cascade</text:p>
      <text:p text:style-name="Standard">);</text:p>
      <text:p text:style-name="Standard"/>
      <text:p text:style-name="Standard">create table ScambiCarteRisorsaRicevute</text:p>
      <text:p text:style-name="Standard">(</text:p>
      <text:p text:style-name="Standard"><text:s text:c="5"/>idScambioCartaRisorsaRicevuta int primary key,</text:p>
      <text:p text:style-name="Standard"><text:s text:c="5"/>idCartaRisorsa int not null,</text:p>
      <text:p text:style-name="Standard"><text:s text:c="5"/>idScambio int not null,</text:p>
      <text:p text:style-name="Standard"><text:s text:c="5"/></text:p>
      <text:p text:style-name="Standard"><text:s text:c="5"/>constraint fkCartaInScambiCarteRisorsaR foreign key(idCartaRisorsa) references </text:p>
      <text:p text:style-name="Standard"><text:s text:c="5"/>CarteRisorsa(idCartaRisorsa) on delete cascade,</text:p>
      <text:p text:style-name="Standard"><text:tab/></text:p>
      <text:p text:style-name="Standard"><text:s text:c="5"/>constraint fkScambiInScambiCarteRisorsaR foreign key(idScambio) references </text:p>
      <text:p text:style-name="Standard"><text:s text:c="5"/>Scambi(idScambio) on delete cascade</text:p>
      <text:p text:style-name="Standard">);</text:p>
      <text:p text:style-name="Standard"/>
      <text:p text:style-name="Standard">create table Vertici</text:p>
      <text:p text:style-name="Standard">(</text:p>
      <text:p text:style-name="Standard"><text:s text:c="5"/>idVertice int primary key,</text:p>
      <text:p text:style-name="Standard"><text:s text:c="5"/>posizione int not null</text:p>
      <text:p text:style-name="Standard">);</text:p>
      <text:p text:style-name="Standard"/>
      <text:p text:style-name="Standard">create table Lati</text:p>
      <text:p text:style-name="Standard">(</text:p>
      <text:p text:style-name="Standard"><text:s text:c="5"/>idLato int primary key,</text:p>
      <text:p text:style-name="Standard"><text:s text:c="5"/>posizione int not null</text:p>
      <text:p text:style-name="Standard">);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create table VerticiEsagoni</text:p>
      <text:p text:style-name="Standard">(</text:p>
      <text:p text:style-name="Standard"><text:s text:c="5"/>idVerticeEsagono int primary key,</text:p>
      <text:p text:style-name="Standard"><text:s text:c="5"/>idVertice int not null,</text:p>
      <text:p text:style-name="Standard"><text:s text:c="5"/>idEsagono int not null,</text:p>
      <text:p text:style-name="Standard"/>
      <text:p text:style-name="Standard"><text:s text:c="4"/>constraint fkVerticiInVerticiEsag foreign key(idVertice) references Vertici(idVertice) </text:p>
      <text:p text:style-name="Standard"><text:s text:c="4"/>on delete cascade,</text:p>
      <text:p text:style-name="Standard"><text:tab/></text:p>
      <text:p text:style-name="Standard"><text:s text:c="4"/>constraint fkEsagoniInVerticiEsag foreign key(idEsagono) references Esagoni(idEsagono)</text:p>
      <text:p text:style-name="Standard">);</text:p>
      <text:p text:style-name="Standard"/>
      <text:p text:style-name="Standard">create table LatiEsagoni</text:p>
      <text:p text:style-name="Standard">(</text:p>
      <text:p text:style-name="Standard"><text:s text:c="5"/>idLatoEsagono int primary key,</text:p>
      <text:p text:style-name="Standard"><text:s text:c="5"/>idLato int not null,</text:p>
      <text:p text:style-name="Standard"><text:s text:c="5"/>idEsagono int not null,<text:tab/></text:p>
      <text:p text:style-name="Standard"><text:s text:c="5"/>constraint fkLatiInLatiEsagoni foreign key(idLato) references Lati(idLato) on delete cascade,</text:p>
      <text:p text:style-name="Standard"><text:s text:c="5"/>constraint fkEsagoniInLatiEsagoni foreign key(idEsagono) references Esagoni(idEsagono)</text:p>
      <text:p text:style-name="Standard">);</text:p>
      <text:p text:style-name="Standard"/>
      <text:p text:style-name="Standard">create table VerticiLati</text:p>
      <text:p text:style-name="Standard">(</text:p>
      <text:p text:style-name="Standard"><text:s text:c="5"/>idVerticeLato int primary key,</text:p>
      <text:p text:style-name="Standard"><text:s text:c="5"/>idVertice int not null,</text:p>
      <text:p text:style-name="Standard"><text:s text:c="5"/>idLato int not null,</text:p>
      <text:p text:style-name="Standard"><text:tab/></text:p>
      <text:p text:style-name="Standard"><text:s text:c="5"/>constraint fkVerticiInVerticiLati foreign key(idVertice) references Vertici(idVertice) </text:p>
      <text:p text:style-name="Standard"><text:s text:c="5"/>on <text:s/>delete cascade,</text:p>
      <text:p text:style-name="Standard"><text:s text:c="5"/></text:p>
      <text:p text:style-name="Standard"><text:s text:c="5"/>constraint fkLatiInVerticiLati foreign key(idLato) references Lati(idLato) on delete cascade</text:p>
      <text:p text:style-name="Standard">);</text:p>
      <text:p text:style-name="Standard"/>
      <text:p text:style-name="Standard">create table StradeSuccessive</text:p>
      <text:p text:style-name="Standard">(</text:p>
      <text:p text:style-name="Standard"><text:s text:c="5"/>idStradaSucc int primary key,</text:p>
      <text:p text:style-name="Standard"><text:s text:c="5"/>idStradaCorrente int not null,</text:p>
      <text:p text:style-name="Standard"><text:s text:c="5"/>idStradaSuccessiva int not null,</text:p>
      <text:p text:style-name="Standard"><text:tab/></text:p>
      <text:p text:style-name="Standard"><text:s text:c="5"/>constraint fkStradaCorInStradeSucc foreign key(idStrada) references Strade(idStrada) </text:p>
      <text:p text:style-name="Standard"><text:s text:c="5"/>on delete cascade,</text:p>
      <text:p text:style-name="Standard"><text:tab/></text:p>
      <text:p text:style-name="Standard"><text:s text:c="4"/>constraint fkStradaSucInStradeSucc foreign key(idStrada) references Strade(idStrada) </text:p>
      <text:p text:style-name="Standard"><text:s text:c="4"/>on delete cascade</text:p>
      <text:p text:style-name="Standard">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create table StradePrecedenti</text:p>
      <text:p text:style-name="Standard">(</text:p>
      <text:p text:style-name="Standard"><text:s text:c="6"/>idStradaPrec int primary key,</text:p>
      <text:p text:style-name="Standard"><text:s text:c="6"/>idStradaCorrente int not null,</text:p>
      <text:p text:style-name="Standard"><text:s text:c="6"/>idStradaPrecedente int not null,</text:p>
      <text:p text:style-name="Standard"><text:tab/></text:p>
      <text:p text:style-name="Standard"><text:s text:c="6"/>constraint fkStradaCorInStradeSucc foreign key(idStrada) references Strade(idStrada) </text:p>
      <text:p text:style-name="Standard"><text:s text:c="6"/>on delete cascade,</text:p>
      <text:p text:style-name="Standard"><text:tab/></text:p>
      <text:p text:style-name="Standard"><text:s text:c="6"/>constraint fkStradaSucInStradePrec foreign key(idStrada) references Strade(idStrada) </text:p>
      <text:p text:style-name="Standard"><text:s text:c="6"/>on delete cascade</text:p>
      <text:p text:style-name="Standard">);</text:p>
      <text:p text:style-name="Standard"/>
      <text:p text:style-name="Standard"/>
      <text:p text:style-name="Standard">alter table CittaColonie add constraint fkTurnoInCittaColonie foreign key(aggiornataDalTurno) references Turni(idTurno);</text:p>
      <text:p text:style-name="Standard"/>
      <text:p text:style-name="Standard">alter table Carte add constraint fkGiocatoriInCarte foreign key(idGiocatore) references Giocatori(idGiocatore);</text:p>
      <text:p text:style-name="Standard"/>
      <text:p text:style-name="Standard">alter table Brigante add constraint fkTurniInBrigante foreign key(idTurno) references Turni(idTurno) on delete cascade;</text:p>
      <text:p text:style-name="Standard"/>
      <text:p text:style-name="Standard">alter table LanciDadi add constraint fkTurniInLanciDadi foreign key(idTurno) references Turni(idTurno) on delete cascade;</text:p>
      <text:p text:style-name="Standard"/>
      <text:p text:style-name="Standard">ALTER table Scambi ADD constraint fkTurniInScambi foreign key (idTurno) references Turni(idTurno) on delete cascade;</text:p>
      <text:p text:style-name="Standard"/>
      <text:p text:style-name="Standard">ALTER table Brigante ADD constraint fkEsagoniInBrigante foreign key (idEsagono) references Esagoni(idEsagono) on delete cascade;</text:p>
      <text:p text:style-name="Standard"/>
      <text:p text:style-name="Standard">ALTER table Esagoni ADD constraint fkPartiteInEsagoni foreign key(idPartita) references Partite(idPartita);</text:p>
      <text:p text:style-name="Standard"/>
      <text:p text:style-name="Standard">alter table CittaColonie add constraint fkVerticiInCittaColonie foreign key(idVertice) references Vertici(idVertice);</text:p>
      <text:p text:style-name="Standard"/>
      <text:p text:style-name="Standard">alter table Strade add constraint fkLatiInStrade foreign key(idLato) references Lati(idLato) on delete cascade;</text:p>
      <text:p text:style-name="Standard"/>
      <text:p text:style-name="Standard">ALTER table Carte ADD CONSTRAINT VincoloCarte CHECK </text:p>
      <text:p text:style-name="Standard">(</text:p>
      <text:p text:style-name="Standard"><text:s text:c="4"/>(IdCartaSviluppo IS NOT NULL AND IdCartaRisorsa IS NULL) OR</text:p>
      <text:p text:style-name="Standard"><text:s text:c="4"/>(IdCartaRisorsa IS NOT NULL AND IdCartaSviluppo IS NULL)</text:p>
      <text:p text:style-name="Standard">);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ALTER table CarteSviluppo ADD CONSTRAINT VincoloCarteSviluppo CHECK </text:p>
      <text:p text:style-name="Standard">(</text:p>
      <text:p text:style-name="Standard"><text:s text:c="4"/>(IdCartaProgresso IS NOT NULL AND IdCartaPuntoVittoria IS NULL AND </text:p>
      <text:p text:style-name="Standard"><text:s text:c="5"/>idCartaCavaliere IS NULL) OR </text:p>
      <text:p text:style-name="Standard"><text:s text:c="4"/></text:p>
      <text:p text:style-name="Standard"><text:s text:c="4"/>(IdCartaPuntoVittoria IS NOT NULL AND IdCartaProgresso IS NULL <text:s/>AND </text:p>
      <text:p text:style-name="Standard"><text:s text:c="5"/>idCartaCavaliere IS NULL) OR</text:p>
      <text:p text:style-name="Standard"><text:s text:c="4"/></text:p>
      <text:p text:style-name="Standard"><text:s text:c="4"/>(IdCartaCavaliere IS NOT NULL AND IdCartaProgresso IS NULL AND </text:p>
      <text:p text:style-name="Standard"><text:s text:c="5"/>IdCartaPuntoVittoria IS NULL)</text:p>
      <text:p text:style-name="Standard">);</text:p>
      <text:p text:style-name="Standard"/>
      <text:p text:style-name="Standard">ALTER table Scambi ADD CONSTRAINT VincoloScambi CHECK</text:p>
      <text:p text:style-name="Standard">(</text:p>
      <text:p text:style-name="Standard"><text:s text:c="4"/>(IdScambioPorto IS NOT NULL AND idScambioGioco IS NULL AND </text:p>
      <text:p text:style-name="Standard"><text:s text:c="5"/>IdScambioGiocatore IS NULL) OR</text:p>
      <text:p text:style-name="Standard"/>
      <text:p text:style-name="Standard"><text:s text:c="4"/>(IdScambioGioco IS NOT NULL AND IdScambioPorto IS NULL AND </text:p>
      <text:p text:style-name="Standard"><text:s text:c="5"/>IdScambioGiocatore IS NULL) OR</text:p>
      <text:p text:style-name="Standard"><text:s text:c="4"/></text:p>
      <text:p text:style-name="Standard"><text:s text:c="4"/>(IdScambioGiocatore IS NOT NULL AND IdScambioGioco IS NULL AND </text:p>
      <text:p text:style-name="Standard"><text:s text:c="5"/>IdScambioPorto IS NULL)</text:p>
      <text:p text:style-name="Standard">);</text:p>
      <text:p text:style-name="Standard"/>
      <text:p text:style-name="Standard">ALTER table Esagoni ADD CONSTRAINT VincoloEsagoni CHECK</text:p>
      <text:p text:style-name="Standard">(</text:p>
      <text:p text:style-name="Standard"><text:s text:c="4"/>(IdEsagonoTerreno IS NOT NULL AND IdEsagonoMare IS NULL) OR</text:p>
      <text:p text:style-name="Standard"><text:s text:c="4"/>(IdEsagonoMare IS NOT NULL AND IdEsagonoTerreno IS NULL)</text:p>
      <text:p text:style-name="Standard">);</text:p>
      <text:p text:style-name="Standard"/>
      <text:p text:style-name="Standard">ALTER table EsagoniMare ADD CONSTRAINT VincoloEsagoniMare CHECK </text:p>
      <text:p text:style-name="Standard">(</text:p>
      <text:p text:style-name="Standard"><text:s text:c="4"/>(IdEsagonoPorto IS NOT NULL AND IdEsagonoMareAperto IS NULL) OR</text:p>
      <text:p text:style-name="Standard"><text:s text:c="4"/>(IdEsagonoMareAperto IS NOT NULL AND IdEsagonoPorto IS NULL)</text:p>
      <text:p text:style-name="Standard">);</text:p>
      <text:p text:style-name="Standard"/>
      <text:p text:style-name="Standard">ALTER table CarteRisorsa ADD CONSTRAINT VincoloTipoCarteRisorsa CHECK</text:p>
      <text:p text:style-name="Standard">(</text:p>
      <text:p text:style-name="Standard"><text:s text:c="4"/>Tipo = 'Grano' OR Tipo = 'Argilla' OR Tipo = 'Minerale' OR Tipo = 'Legno' OR Tipo = 'Lana'</text:p>
      <text:p text:style-name="Standard">);</text:p>
      <text:p text:style-name="Standard"/>
      <text:p text:style-name="Standard">ALTER table LanciDadi ADD CONSTRAINT VincoloLanciDadi CHECK </text:p>
      <text:p text:style-name="Standard">(</text:p>
      <text:p text:style-name="Standard"><text:s text:c="4"/>DadoUno BETWEEN 1 AND 6 AND DadoDue BETWEEN 1 AND 6</text:p>
      <text:p text:style-name="Standard">);</text:p>
      <text:p text:style-name="Standard"/>
      <text:p text:style-name="Standard">ALTER table Giocatori ADD CONSTRAINT VincoloGiocatori CHECK </text:p>
      <text:p text:style-name="Standard">(</text:p>
      <text:p text:style-name="Standard"><text:s text:c="4"/>Eta &gt;= 10</text:p>
      <text:p text:style-name="Standard">);</text:p>
      <text:p text:style-name="Standard"/>
      <text:p text:style-name="Standard"/>
      <text:p text:style-name="Standard"><text:soft-page-break/>ALTER table EsagoniTerreno ADD CONSTRAINT VincoloTipoEsagoniTerreno CHECK </text:p>
      <text:p text:style-name="Standard">(</text:p>
      <text:p text:style-name="Standard"><text:s text:c="4"/>Tipo = 'Campo' OR Tipo = 'Montagna' OR Tipo = 'Foresta' OR Tipo = 'Pascolo' OR </text:p>
      <text:p text:style-name="Standard"><text:s text:c="4"/>Tipo = 'Deserto' OR Tipo = 'Collina'</text:p>
      <text:p text:style-name="Standard">);</text:p>
      <text:p text:style-name="Standard"/>
      <text:p text:style-name="Standard">ALTER table EsagoniTerreno ADD CONSTRAINT VincoloEsagoniNumero CHECK </text:p>
      <text:p text:style-name="Standard">(</text:p>
      <text:p text:style-name="Standard"><text:s text:c="4"/>(Numero BETWEEN 1 AND 12 AND Numero &lt;&gt; 7) OR (Tipo = 'Deserto' and Numero = null)</text:p>
      <text:p text:style-name="Standard">);</text:p>
      <text:p text:style-name="Standard"/>
      <text:p text:style-name="Standard">ALTER table EsagoniPorto ADD CONSTRAINT VincoloEsagoniPortoSpecializ CHECK </text:p>
      <text:p text:style-name="Standard">(</text:p>
      <text:p text:style-name="Standard"><text:s text:c="4"/>Specializzazione = 'Grano' OR Specializzazione = 'Argilla' OR Specializzazione = 'Minerale' OR </text:p>
      <text:p text:style-name="Standard"><text:s text:c="4"/>Specializzazione = 'Legno' OR Specializzazione = 'Lana' OR Specializzazione = 'InputUtente'</text:p>
      <text:p text:style-name="Standard">);</text:p>
      <text:p text:style-name="Standard"/>
      <text:p text:style-name="Standard">ALTER table EsagoniPorto ADD CONSTRAINT VincoloEsagoniPortoRapportoSc CHECK</text:p>
      <text:p text:style-name="Standard">(</text:p>
      <text:p text:style-name="Standard"><text:s text:c="4"/>RapportoScambio = 2 OR RapportoScambio = 3</text:p>
      <text:p text:style-name="Standard">);</text:p>
      <text:p text:style-name="Standard"/>
      <text:p text:style-name="Standard">ALTER table GiocatoriPartite ADD CONSTRAINT VincoloColoreGiocatore CHECK</text:p>
      <text:p text:style-name="Standard">(</text:p>
      <text:p text:style-name="Standard"><text:s text:c="4"/>Colore = 'Bianco' or Colore = 'Blu' or Colore = 'Rosso' or Colore = 'Arancione'</text:p>
      <text:p text:style-name="Standard">);</text:p>
      <text:p text:style-name="Standard"/>
      <text:p text:style-name="Standard">ALTER table Esagoni ADD CONSTRAINT VincoloPosizione CHECK</text:p>
      <text:p text:style-name="Standard">(</text:p>
      <text:p text:style-name="Standard"><text:s text:c="4"/>Posizione &gt;= 0 and Posizione &lt;= 36</text:p>
      <text:p text:style-name="Standard">);</text:p>
      <text:p text:style-name="Standard"/>
      <text:p text:style-name="Standard">Alter table EsagoniPorto add constraint VincoloRapportoScambio CHECK</text:p>
      <text:p text:style-name="Standard">(</text:p>
      <text:p text:style-name="Standard"><text:s text:c="4"/>RapportoScambio = 2 OR RapportoScambio = 3</text:p>
      <text:p text:style-name="Standard">);</text:p>
      <text:p text:style-name="Standard"/>
      <text:p text:style-name="Standard">Alter table Turni ADD CONSTRAINT VincoloGiroUnicita UNIQUE(Giro, idGiocatore, IdPartita);</text:p>
      <text:p text:style-name="Standard"/>
      <text:p text:style-name="Standard">alter table GiocatoriPartite add constraint VincoloUnicitaColore unique(idPartita, Colore);</text:p>
      <text:p text:style-name="Standard"/>
      <text:p text:style-name="Standard">alter table GiocatoriPartite add constraint VincoloUnicitaNickname unique(idPartita, Nickname);</text:p>
      <text:p text:style-name="Standard"/>
      <text:p text:style-name="Standard">alter table GiocatoriPartite add constraint VincoloUnicitaGiocatore unique(idPartita, idGiocatore);</text:p>
      <text:p text:style-name="Standard"/>
      <text:p text:style-name="Standard">alter table CittaColonie add constraint VincoloUnicitaVerCittaCol unique(idVertice);</text:p>
      <text:p text:style-name="Standard"/>
      <text:p text:style-name="Standard">alter table Strade add constraint VincoloUnicitaLatoStrade unique(idLato);</text:p>
      <text:p text:style-name="Standard"/>
      <text:p text:style-name="Standard">alter table Brigante add constraint VincoloUnicitaBrigante unique(idTurno);</text:p>
      <text:p text:style-name="Standard"/>
      <text:p text:style-name="Standard"/>
      <text:p text:style-name="Standard"><text:soft-page-break/>create sequence incrementoIdTurno start with 1;</text:p>
      <text:p text:style-name="Standard">create sequence incrementoIdScambio start with 1;</text:p>
      <text:p text:style-name="Standard">create sequence incrementoIdScambioPorto start with 1;</text:p>
      <text:p text:style-name="Standard">create sequence incrementoIdScambioGioco start with 1;</text:p>
      <text:p text:style-name="Standard">create sequence incrementoIdScambioGiocatore start with 1;</text:p>
      <text:p text:style-name="Standard">create sequence incrementoIdCartaRisorsa start with 1;</text:p>
      <text:p text:style-name="Standard">create sequence incrementoIdCarta start with 1;</text:p>
      <text:p text:style-name="Standard">create sequence incrementoIdCartaSviluppo start with 1;</text:p>
      <text:p text:style-name="Standard">create sequence incrementoIdCartaProgresso start with 1;</text:p>
      <text:p text:style-name="Standard">create sequence incrementoIdCartaPuntoVittoria start with 1;</text:p>
      <text:p text:style-name="Standard">create sequence incrementoIdCartaCavaliere start with 1;</text:p>
      <text:p text:style-name="Standard">create sequence incrementoIdCartaTurno start with 1;</text:p>
      <text:p text:style-name="Standard">create sequence incrementoIdLancioDadi start with 1;</text:p>
      <text:p text:style-name="Standard">create sequence incrementoIdCittaColonia start with 1;</text:p>
      <text:p text:style-name="Standard">create sequence incrementoIdCitta start with 1;</text:p>
      <text:p text:style-name="Standard">create sequence incrementoIdColonia start with 1;</text:p>
      <text:p text:style-name="Standard">create sequence incrementoIdStrada start with 1;</text:p>
      <text:p text:style-name="Standard">create sequence incrementoIdBrigante start with 1;</text:p>
      <text:p text:style-name="Standard">create sequence incrementoIdGiocatore start with 1;</text:p>
      <text:p text:style-name="Standard">create sequence incrementoIdPartita start with 1;</text:p>
      <text:p text:style-name="Standard">create sequence incrementoIdGiocatorePartita start with 1;</text:p>
      <text:p text:style-name="Standard">create sequence incrementoIdEsagono start with 1;</text:p>
      <text:p text:style-name="Standard">create sequence incrementoIdEsagonoTerreno start with 1;</text:p>
      <text:p text:style-name="Standard">create sequence incrementoIdEsagonoMare start with 1;</text:p>
      <text:p text:style-name="Standard">create sequence incrementoIdEsagonoPorto start with 1;</text:p>
      <text:p text:style-name="Standard">create sequence incrementoIdEsagonoMareAperto start with 1;</text:p>
      <text:p text:style-name="Standard">create sequence incrementoIdTurnoCittaColonia start with 1;</text:p>
      <text:p text:style-name="Standard">create sequence incrementoIdStradaTurno start with 1;</text:p>
      <text:p text:style-name="Standard">create sequence incrementoIdScamCarRisData start with 1;</text:p>
      <text:p text:style-name="Standard">create sequence incrementoIdScamCarRisRicevuta start with 1;</text:p>
      <text:p text:style-name="Standard">create sequence incrementoIdVertice start with 1;</text:p>
      <text:p text:style-name="Standard">create sequence incrementoIdLato start with 1;</text:p>
      <text:p text:style-name="Standard">create sequence incrementoIdVerticeEsagono start with 1;</text:p>
      <text:p text:style-name="Standard">create sequence incrementoIdLatoEsagono start with 1;</text:p>
      <text:p text:style-name="Standard">create sequence incrementoIdVerticeLato start with 1;</text:p>
      <text:p text:style-name="Standard">create sequence incrementoIdStradaSucc start with 1;</text:p>
      <text:p text:style-name="Standard">create sequence incrementoIdStradaPrec start with 1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M40S</meta:editing-duration>
    <meta:editing-cycles>20</meta:editing-cycles>
    <meta:generator>OpenOffice/4.1.6$Win32 OpenOffice.org_project/416m1$Build-9790</meta:generator>
    <dc:date>2019-09-02T10:12:46.91</dc:date>
    <meta:document-statistic meta:table-count="0" meta:image-count="0" meta:object-count="0" meta:page-count="11" meta:paragraph-count="439" meta:word-count="1662" meta:character-count="15257"/>
    <meta:user-defined meta:name="Info 1"/>
    <meta:user-defined meta:name="Info 2"/>
    <meta:user-defined meta:name="Info 3"/>
    <meta:user-defined meta:name="Info 4"/>
  </office:meta>
</office:document-meta>
</file>